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 Slanted" svg:font-family="'Latin Modern Mono Slanted'" style:font-pitch="fixed"/>
    <style:font-face style:name="Courier" svg:font-family="Courier" style:font-family-generic="modern" style:font-pitch="fixed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33" draw:fill-color="#9999ff" draw:textarea-horizontal-align="justify" draw:textarea-vertical-align="middle" draw:auto-grow-height="false" fo:min-height="5.463cm" fo:min-width="5.212cm"/>
    </style:style>
    <style:style style:name="gr2" style:family="graphic" style:parent-style-name="standard">
      <style:graphic-properties draw:stroke="none" svg:stroke-color="#000000" draw:fill="none" draw:fill-color="#ffffff" fo:min-height="1.542cm"/>
    </style:style>
    <style:style style:name="gr3" style:family="graphic" style:parent-style-name="standard">
      <style:graphic-properties svg:stroke-color="#111111" draw:fill-color="#666666" draw:textarea-horizontal-align="justify" draw:textarea-vertical-align="middle" draw:auto-grow-height="false" fo:min-height="2.24cm" fo:min-width="9.872cm"/>
    </style:style>
    <style:style style:name="gr4" style:family="graphic" style:parent-style-name="standard">
      <style:graphic-properties svg:stroke-color="#663300" draw:fill-color="#cc9900" draw:textarea-horizontal-align="justify" draw:textarea-vertical-align="middle" draw:auto-grow-height="false" fo:min-height="8.971cm" fo:min-width="3.36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3300" draw:fill-color="#00cc33" draw:textarea-horizontal-align="justify" draw:textarea-vertical-align="middle" draw:auto-grow-height="false" fo:min-height="2.5cm" fo:min-width="2.25cm"/>
    </style:style>
    <style:style style:name="gr7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9999ff"/>
      <style:paragraph-properties fo:text-align="center"/>
    </style:style>
    <style:style style:name="P2" style:family="paragraph">
      <style:paragraph-properties fo:text-align="center"/>
      <style:text-properties fo:color="#000033" style:font-name="Lato Heavy" fo:font-size="26pt" fo:font-style="normal" fo:font-weight="bold" style:font-size-asian="26pt" style:font-size-complex="26pt"/>
    </style:style>
    <style:style style:name="P3" style:family="paragraph">
      <loext:graphic-properties draw:fill="none" draw:fill-color="#ffffff"/>
      <style:paragraph-properties fo:text-align="center"/>
      <style:text-properties fo:color="#000033" style:font-name="Lato Heavy" fo:font-size="26pt" fo:font-style="normal" fo:font-weight="bold" style:font-size-asian="26pt" style:font-size-complex="26pt"/>
    </style:style>
    <style:style style:name="P4" style:family="paragraph">
      <style:paragraph-properties fo:text-align="center"/>
      <style:text-properties fo:color="#000000" style:font-name="Courier" fo:font-size="20pt" fo:font-weight="bold" style:font-size-asian="20pt" style:font-size-complex="20pt"/>
    </style:style>
    <style:style style:name="P5" style:family="paragraph">
      <loext:graphic-properties draw:fill-color="#666666"/>
      <style:paragraph-properties fo:text-align="center"/>
      <style:text-properties fo:color="#000000" style:font-name="Courier" fo:font-size="20pt" fo:font-weight="bold" style:font-size-asian="20pt" style:font-size-complex="20pt"/>
    </style:style>
    <style:style style:name="P6" style:family="paragraph">
      <style:paragraph-properties fo:text-align="center"/>
      <style:text-properties fo:color="#333300" fo:font-size="36pt" style:font-size-asian="36pt" style:font-size-complex="36pt"/>
    </style:style>
    <style:style style:name="P7" style:family="paragraph">
      <loext:graphic-properties draw:fill-color="#cc9900"/>
      <style:paragraph-properties fo:text-align="center"/>
      <style:text-properties fo:color="#333300" style:font-name="Lato Heavy" fo:font-size="36pt" style:font-size-asian="36pt" style:font-size-complex="3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  <style:text-properties fo:color="#00331a"/>
    </style:style>
    <style:style style:name="P10" style:family="paragraph">
      <loext:graphic-properties draw:fill-color="#00cc33"/>
      <style:paragraph-properties fo:text-align="center"/>
      <style:text-properties fo:color="#00331a" style:font-name="Lato Heavy" fo:font-weight="bold" style:font-weight-asian="bold" style:font-weight-complex="bold"/>
    </style:style>
    <style:style style:name="T1" style:family="text">
      <style:text-properties style:font-name="Lato Heavy" fo:font-size="26pt" style:font-size-asian="26pt" style:font-size-complex="26pt"/>
    </style:style>
    <style:style style:name="T2" style:family="text">
      <style:text-properties fo:color="#000000" style:font-name="Courier" fo:font-size="20pt" style:font-size-asian="20pt" style:font-size-complex="20pt"/>
    </style:style>
    <style:style style:name="T3" style:family="text">
      <style:text-properties fo:color="#333300" style:font-name="Lato Heavy" fo:font-size="36pt" style:font-size-asian="36pt" style:font-size-complex="36pt"/>
    </style:style>
    <style:style style:name="T4" style:family="text">
      <style:text-properties fo:color="#00331a" style:font-name="Lato Heavy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2" draw:id="id2" draw:layer="layout" svg:width="7.616cm" svg:height="7.616cm" svg:x="13cm" svg:y="6.584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" draw:text-style-name="P3" draw:layer="layout" svg:width="5.017cm" svg:height="1.792cm" svg:x="13.269cm" svg:y="10.437cm">
          <draw:text-box>
            <text:p text:style-name="P2"><text:span text:style-name="T1">Robozinho</text:span></text:p>
          </draw:text-box>
        </draw:frame>
        <draw:custom-shape draw:style-name="gr3" draw:text-style-name="P5" xml:id="id1" draw:id="id1" draw:layer="layout" svg:width="11.2cm" svg:height="2.688cm" svg:x="16.7cm" svg:y="1.184cm">
          <text:p text:style-name="P4"><text:span text:style-name="T2">^[0-9]{50,100}[[:space:]]</text:span><text:span text:style-name="T2"><text:line-break/></text:span><text:span text:style-name="T2">*&lt;[^&gt;]*&gt;.*$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xml:id="id4" draw:id="id4" draw:layer="layout" svg:width="5.8cm" svg:height="9.22cm" svg:x="1.8cm" svg:y="1.564cm">
          <text:p text:style-name="P6"><text:span text:style-name="T3">TEXTO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onnector draw:style-name="gr5" draw:text-style-name="P8" draw:layer="layout" svg:x1="22.3cm" svg:y1="3.872cm" svg:x2="20.616cm" svg:y2="10.392cm" draw:start-shape="id1" draw:start-glue-point="6" draw:end-shape="id2" draw:end-glue-point="1" svg:d="M22300 3872v6520h-1684" svg:viewBox="0 0 1685 6521">
          <text:p/>
        </draw:connector>
        <draw:custom-shape draw:style-name="gr6" draw:text-style-name="P10" xml:id="id3" draw:id="id3" draw:layer="layout" svg:width="5.5cm" svg:height="5.5cm" svg:x="3cm" svg:y="13.5cm">
          <text:p text:style-name="P9"><text:span text:style-name="T4">Resultado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7" draw:text-style-name="P8" draw:layer="layout" svg:x1="15.856cm" svg:y1="14.2cm" svg:x2="8.5cm" svg:y2="16.25cm" draw:start-shape="id2" draw:start-glue-point="7" draw:end-shape="id3" draw:end-glue-point="7" svg:d="M15856 14200v2050h-7356" svg:viewBox="0 0 7357 2051">
          <text:p/>
        </draw:connector>
        <draw:connector draw:style-name="gr5" draw:text-style-name="P8" draw:layer="layout" svg:x1="4.7cm" svg:y1="10.784cm" svg:x2="13cm" svg:y2="11.344cm" draw:start-shape="id4" draw:start-glue-point="6" draw:end-shape="id2" draw:end-glue-point="6" svg:d="M4700 10784v560h8300" svg:viewBox="0 0 8301 5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 Slanted" svg:font-family="'Latin Modern Mono Slanted'" style:font-pitch="fixed"/>
    <style:font-face style:name="Courier" svg:font-family="Courier" style:font-family-generic="modern" style:font-pitch="fixed"/>
    <style:font-face style:name="Lato Heavy" svg:font-family="'Lato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udi Matsuzake</meta:initial-creator>
    <meta:creation-date>2015-11-09T23:40:33.049862821</meta:creation-date>
    <dc:date>2015-11-10T00:00:37.410409643</dc:date>
    <dc:creator>Yudi Matsuzake</dc:creator>
    <meta:editing-duration>PT4M41S</meta:editing-duration>
    <meta:editing-cycles>2</meta:editing-cycles>
    <meta:generator>LibreOffice/5.0.3.2$Linux_X86_64 LibreOffice_project/00m0$Build-2</meta:generator>
    <meta:document-statistic meta:object-count="8"/>
  </office:meta>
</office:document-meta>
</file>